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fo:min-height="2.63cm" loext:decorative="false"/>
      <style:paragraph-properties style:writing-mode="lr-tb"/>
    </style:style>
    <style:style style:name="pr5" style:family="presentation" style:parent-style-name="Beehive1-outline1">
      <style:graphic-properties fo:min-height="9.135cm" loext:decorative="false"/>
      <style:paragraph-properties style:writing-mode="lr-tb"/>
    </style:style>
    <style:style style:name="pr6" style:family="presentation" style:parent-style-name="Beehive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Beehive1-outline1">
      <style:graphic-properties fo:min-height="2.9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Lehetséges projektek(szerintem)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 kell mindenhez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1">Tudás</text:span></text:p>
              </text:list-item>
              <text:list-item>
                <text:p text:style-name="P3"><text:span text:style-name="T1">Türelem</text:span></text:p>
              </text:list-item>
              <text:list-item>
                <text:p text:style-name="P3"><text:span text:style-name="T1">Kreativitás</text:span></text:p>
              </text:list-item>
              <text:list-item>
                <text:p text:style-name="P3"><text:span text:style-name="T1">Tanulási hajla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user-transformed="true">
          <draw:text-box>
            <text:p>1.Libatelep/Akármilyen állat telep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Mit tudjon?:</text:p>
                <text:list>
                  <text:list-item>
                    <text:p>Állat etetés </text:p>
                  </text:list-item>
                  <text:list-item>
                    <text:p>Állat megfigyelés</text:p>
                  </text:list-item>
                  <text:list-item>
                    <text:p>Ezek naplózása</text:p>
                  </text:list-item>
                </text:list>
              </text:list-item>
              <text:list-item>
                <text:p>Szükséges dolgok hozzá:</text:p>
                <text:list>
                  <text:list-item>
                    <text:p>Szerverek el kapcsolatos tudás</text:p>
                  </text:list-item>
                  <text:list-item>
                    <text:p>Számítógép építés</text:p>
                  </text:list-item>
                  <text:list-item>
                    <text:p>Programozási tudás</text:p>
                  </text:list-item>
                  <text:list-item>
                    <text:p>Adatbázisok kezelése</text:p>
                  </text:list-item>
                  <text:list-item>
                    <text:p>Kreativit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5cm" svg:y="0.37cm" presentation:class="title" presentation:user-transformed="true">
          <draw:text-box>
            <text:p>2.Iroda egy valamilyen terméket gyártó cégnek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t tudjon?</text:p>
                <text:list>
                  <text:list-item>
                    <text:p>Attól függ hogy a Valika néni milyen gyárnak dolgozik</text:p>
                  </text:list-item>
                </text:list>
              </text:list-item>
              <text:list-item>
                <text:p>Mi kell hozzá?</text:p>
                <text:list>
                  <text:list-item>
                    <text:p>Szerver tudás vagy ha ez egy mini gyár akkor nem</text:p>
                  </text:list-item>
                  <text:list-item>
                    <text:p>Programozási tudás pl.: a gyárnak egy weboldal</text:p>
                  </text:list-item>
                  <text:list-item>
                    <text:p>Számítógép építési tudá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3. Egy ban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it tudjon?</text:p>
                <text:list>
                  <text:list-item>
                    <text:p>Ha egy kezdeti bankról van szó akkor egy a bank számára készült app tudjon kezelni dolgokat az ügyfelekkel kapcsolatban</text:p>
                  </text:list-item>
                  <text:list-item>
                    <text:p>A weboldalon lehessen kérvényezést csinálni egy új számlához</text:p>
                  </text:list-item>
                </text:list>
              </text:list-item>
              <text:list-item>
                <text:p>Mi kell hozzá:</text:p>
                <text:list>
                  <text:list-item>
                    <text:p>PC szerelés</text:p>
                  </text:list-item>
                  <text:list-item>
                    <text:p>„Szerverekkel kapcsolatos tudás”</text:p>
                  </text:list-item>
                  <text:list-item>
                    <text:p>Alkalmazások és weboldal fejlesztés</text:p>
                  </text:list-item>
                  <text:list-item>
                    <text:p>Adatbázis kezelés</text:p>
                  </text:list-item>
                </text:list>
              </text:list-item>
            </text:list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4.Mitológiai lényekkel kapcsolatos bemutató old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it tudjon?</text:p>
                <text:list>
                  <text:list-item>
                    <text:p>Átlátható kereshetőséget adjon a felhasználóhoz</text:p>
                  </text:list-item>
                </text:list>
              </text:list-item>
              <text:list-item>
                <text:p>Mi kell hozzá:</text:p>
                <text:list>
                  <text:list-item>
                    <text:p>Weblap programozás</text:p>
                  </text:list-item>
                  <text:list-item>
                    <text:p>„Történelmi és irodalmi ismeretek”(az internet majd megoldja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5.Websho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it tudjon?</text:p>
                <text:list>
                  <text:list-item>
                    <text:p>Mutasson termékkínálatot a felhasználónak és a rendelését juttassa el az üzemeltetőhöz</text:p>
                  </text:list-item>
                </text:list>
              </text:list-item>
              <text:list-item>
                <text:p>Mi kell hozzá:</text:p>
                <text:list>
                  <text:list-item>
                    <text:p>Web programozási tudá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6.Pizzeria webshopel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it tudjon?</text:p>
                <text:list>
                  <text:list-item>
                    <text:p>Mutasson egy kínálatot a vevőnek és tudjon rendelni</text:p>
                  </text:list-item>
                </text:list>
              </text:list-item>
              <text:list-item>
                <text:p>Mi kell hozzá:</text:p>
                <text:list>
                  <text:list-item>
                    <text:p>Weblap programozá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hu" fo:country="H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vertical-align="middle" draw:auto-grow-width="false" fo:min-height="0cm" fo:min-width="0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vertical-align="middle" draw:auto-grow-width="false" fo:min-height="0cm" fo:min-width="0cm" fo:wrap-option="wrap" loext:decorative="fals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08:15:56.730313851</meta:creation-date>
    <meta:editing-duration>PT8M48S</meta:editing-duration>
    <meta:editing-cycles>2</meta:editing-cycles>
    <meta:generator>LibreOffice/24.8.2.1$Linux_X86_64 LibreOffice_project/480$Build-1</meta:generator>
    <dc:title>Beehive</dc:title>
    <dc:date>2024-11-24T09:00:47.593593682</dc:date>
    <meta:document-statistic meta:object-count="169"/>
  </office:meta>
</office:document-meta>
</file>